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3b65" officeooo:paragraph-rsid="000f3b65"/>
    </style:style>
    <style:style style:name="P2" style:family="paragraph" style:parent-style-name="Standard">
      <style:text-properties officeooo:rsid="000f3b65" officeooo:paragraph-rsid="000f3b65"/>
    </style:style>
    <style:style style:name="P3" style:family="paragraph" style:parent-style-name="Standard">
      <style:text-properties officeooo:rsid="000fe7ff" officeooo:paragraph-rsid="000fe7ff"/>
    </style:style>
    <style:style style:name="T1" style:family="text">
      <style:text-properties officeooo:rsid="000fe7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llect Dataset – Done</text:p>
      <text:p text:style-name="P1">Setup Environment – Done</text:p>
      <text:p text:style-name="P1">Learn Environment – Processing</text:p>
      <text:p text:style-name="P1">read and pre-process dataset – <text:span text:style-name="T1">done(created spam and non-spam dataset, combined to form data.mat)</text:span></text:p>
      <text:p text:style-name="P3">create vocabulary l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1T12:46:46.237337772</meta:creation-date>
    <dc:date>2020-06-11T22:47:15.842724818</dc:date>
    <meta:editing-duration>PT16M34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5" meta:word-count="25" meta:character-count="195" meta:non-whitespace-character-count="171"/>
  </office:meta>
</office:document-meta>
</file>